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native-hybrid-web" style:family="table">
      <style:table-properties style:width="6.6931in" table:align="margins"/>
    </style:style>
    <style:style style:name="native-hybrid-web.A" style:family="table-column">
      <style:table-column-properties style:column-width="1.6729in" style:rel-column-width="16383*"/>
    </style:style>
    <style:style style:name="native-hybrid-web.D" style:family="table-column">
      <style:table-column-properties style:column-width="1.6736in" style:rel-column-width="16386*"/>
    </style:style>
    <style:style style:name="native-hybrid-web.A1" style:family="table-cell">
      <style:table-cell-properties fo:padding="0.0382in" fo:border-left="0.05pt solid #000000" fo:border-right="none" fo:border-top="0.05pt solid #000000" fo:border-bottom="0.05pt solid #000000"/>
    </style:style>
    <style:style style:name="native-hybrid-web.D1" style:family="table-cell">
      <style:table-cell-properties fo:padding="0.0382in" fo:border="0.05pt solid #000000"/>
    </style:style>
    <style:style style:name="native-hybrid-web.A2" style:family="table-cell">
      <style:table-cell-properties fo:padding="0.0382in" fo:border-left="0.05pt solid #000000" fo:border-right="none" fo:border-top="none" fo:border-bottom="0.05pt solid #000000"/>
    </style:style>
    <style:style style:name="native-hybrid-web.D2" style:family="table-cell">
      <style:table-cell-properties fo:padding="0.0382in" fo:border-left="0.05pt solid #000000" fo:border-right="0.05pt solid #000000" fo:border-top="none" fo:border-bottom="0.05pt solid #000000"/>
    </style:style>
    <style:style style:name="native-hybrid-web.A5" style:family="table-cell">
      <style:table-cell-properties style:vertical-align="middle" fo:padding="0.0382in" fo:border-left="0.05pt solid #000000" fo:border-right="none" fo:border-top="none" fo:border-bottom="0.05pt solid #000000"/>
    </style:style>
    <style:style style:name="P1" style:family="paragraph" style:parent-style-name="Standard">
      <style:paragraph-properties fo:text-align="center" style:justify-single-word="false"/>
      <style:text-properties fo:font-size="18pt" fo:font-weight="bold" officeooo:rsid="001d1a07" officeooo:paragraph-rsid="001d1a07" style:font-size-asian="18pt" style:font-weight-asian="bold" style:font-size-complex="18pt" style:font-weight-complex="bold"/>
    </style:style>
    <style:style style:name="P2" style:family="paragraph" style:parent-style-name="Standard">
      <style:paragraph-properties fo:text-align="start" style:justify-single-word="false"/>
      <style:text-properties fo:font-size="14pt" fo:font-weight="normal" officeooo:rsid="001d1a07" officeooo:paragraph-rsid="001d1a07" style:font-size-asian="12.25pt" style:font-weight-asian="normal" style:font-size-complex="14pt" style:font-weight-complex="normal"/>
    </style:style>
    <style:style style:name="P3" style:family="paragraph" style:parent-style-name="Standard">
      <style:paragraph-properties fo:text-align="justify" style:justify-single-word="false"/>
      <style:text-properties fo:font-size="14pt" fo:font-weight="normal" officeooo:rsid="001d1a07" officeooo:paragraph-rsid="001d1a07" style:font-size-asian="12.25pt" style:font-weight-asian="normal" style:font-size-complex="14pt" style:font-weight-complex="normal"/>
    </style:style>
    <style:style style:name="P4" style:family="paragraph" style:parent-style-name="Standard">
      <style:paragraph-properties fo:text-align="justify" style:justify-single-word="false"/>
      <style:text-properties fo:font-size="14pt" fo:font-weight="normal" officeooo:rsid="001d1a07" officeooo:paragraph-rsid="001e998c" style:font-size-asian="12.25pt" style:font-weight-asian="normal" style:font-size-complex="14pt" style:font-weight-complex="normal"/>
    </style:style>
    <style:style style:name="P5" style:family="paragraph" style:parent-style-name="Standard">
      <style:paragraph-properties fo:text-align="start" style:justify-single-word="false"/>
      <style:text-properties fo:font-size="14pt" fo:font-weight="normal" officeooo:rsid="00226ed5" officeooo:paragraph-rsid="00226ed5" style:font-size-asian="12.25pt" style:font-weight-asian="normal" style:font-size-complex="14pt" style:font-weight-complex="normal"/>
    </style:style>
    <style:style style:name="P6" style:family="paragraph" style:parent-style-name="Table_20_Heading">
      <style:text-properties fo:font-size="14pt" style:font-size-asian="12.25pt" style:font-size-complex="14pt"/>
    </style:style>
    <style:style style:name="P7" style:family="paragraph" style:parent-style-name="Table_20_Heading">
      <style:text-properties fo:font-size="14pt" officeooo:rsid="001e998c" officeooo:paragraph-rsid="001e998c" style:font-size-asian="12.25pt" style:font-size-complex="14pt"/>
    </style:style>
    <style:style style:name="P8" style:family="paragraph" style:parent-style-name="Table_20_Contents">
      <style:paragraph-properties fo:text-align="justify" style:justify-single-word="false"/>
      <style:text-properties fo:font-size="14pt" style:font-size-asian="12.25pt" style:font-size-complex="14pt"/>
    </style:style>
    <style:style style:name="P9" style:family="paragraph" style:parent-style-name="Table_20_Contents">
      <style:paragraph-properties fo:text-align="justify" style:justify-single-word="false"/>
      <style:text-properties fo:font-size="14pt" officeooo:paragraph-rsid="001e998c" style:font-size-asian="12.25pt" style:font-size-complex="14pt"/>
    </style:style>
    <style:style style:name="P10" style:family="paragraph" style:parent-style-name="Table_20_Contents">
      <style:paragraph-properties fo:text-align="center" style:justify-single-word="false"/>
      <style:text-properties fo:font-size="14pt" fo:font-weight="bold" officeooo:rsid="001e998c" officeooo:paragraph-rsid="001e998c" style:font-size-asian="12.25pt" style:font-weight-asian="bold" style:font-size-complex="14pt" style:font-weight-complex="bold"/>
    </style:style>
    <style:style style:name="P11" style:family="paragraph" style:parent-style-name="Table_20_Contents">
      <style:paragraph-properties fo:text-align="center" style:justify-single-word="false"/>
      <style:text-properties fo:font-size="14pt" fo:font-weight="bold" officeooo:rsid="0021ce76" officeooo:paragraph-rsid="0021ce76" style:font-size-asian="12.25pt" style:font-weight-asian="bold" style:font-size-complex="14pt" style:font-weight-complex="bold"/>
    </style:style>
    <style:style style:name="P12" style:family="paragraph" style:parent-style-name="Standard">
      <style:paragraph-properties fo:text-align="justify" style:justify-single-word="false"/>
      <style:text-properties fo:font-size="14pt" fo:font-weight="normal" officeooo:rsid="001e998c" officeooo:paragraph-rsid="001e998c" style:font-size-asian="12.25pt" style:font-weight-asian="normal" style:font-size-complex="14pt" style:font-weight-complex="normal"/>
    </style:style>
    <style:style style:name="P13" style:family="paragraph" style:parent-style-name="Standard">
      <style:paragraph-properties fo:text-align="justify" style:justify-single-word="false"/>
      <style:text-properties fo:font-size="14pt" fo:font-weight="normal" officeooo:rsid="001e998c" officeooo:paragraph-rsid="00252812" style:font-size-asian="12.25pt" style:font-weight-asian="normal" style:font-size-complex="14pt" style:font-weight-complex="normal"/>
    </style:style>
    <style:style style:name="P14" style:family="paragraph" style:parent-style-name="Standard">
      <style:paragraph-properties fo:text-align="justify" style:justify-single-word="false"/>
      <style:text-properties fo:font-size="14pt" fo:font-weight="normal" officeooo:rsid="00252812" officeooo:paragraph-rsid="00252812" style:font-size-asian="12.25pt" style:font-weight-asian="normal" style:font-size-complex="14pt" style:font-weight-complex="normal"/>
    </style:style>
    <style:style style:name="P15" style:family="paragraph" style:parent-style-name="Standard">
      <style:paragraph-properties fo:text-align="justify" style:justify-single-word="false"/>
      <style:text-properties fo:font-size="14pt" fo:font-weight="normal" officeooo:rsid="00226ed5" officeooo:paragraph-rsid="00252812" style:font-size-asian="12.25pt" style:font-weight-asian="normal" style:font-size-complex="14pt" style:font-weight-complex="normal"/>
    </style:style>
    <style:style style:name="P16" style:family="paragraph" style:parent-style-name="Standard">
      <style:paragraph-properties fo:text-align="justify" style:justify-single-word="false"/>
      <style:text-properties fo:font-size="14pt" fo:font-weight="normal" officeooo:rsid="00226ed5" officeooo:paragraph-rsid="00226ed5" style:font-size-asian="12.25pt" style:font-weight-asian="normal" style:font-size-complex="14pt" style:font-weight-complex="normal"/>
    </style:style>
    <style:style style:name="P17" style:family="paragraph" style:parent-style-name="Standard">
      <style:paragraph-properties fo:text-align="justify" style:justify-single-word="false"/>
      <style:text-properties fo:font-size="14pt" fo:font-weight="normal" officeooo:rsid="0026c382" officeooo:paragraph-rsid="0026c382" style:font-size-asian="12.25pt" style:font-weight-asian="normal" style:font-size-complex="14pt" style:font-weight-complex="normal"/>
    </style:style>
    <style:style style:name="P18" style:family="paragraph" style:parent-style-name="Standard">
      <style:paragraph-properties fo:text-align="justify" style:justify-single-word="false"/>
      <style:text-properties fo:font-size="14pt" fo:font-weight="normal" officeooo:rsid="0030291a" officeooo:paragraph-rsid="0030291a" style:font-size-asian="12.25pt" style:font-weight-asian="normal" style:font-size-complex="14pt" style:font-weight-complex="normal"/>
    </style:style>
    <style:style style:name="T1" style:family="text">
      <style:text-properties officeooo:rsid="001d1c46"/>
    </style:style>
    <style:style style:name="T2" style:family="text">
      <style:text-properties officeooo:rsid="001e998c"/>
    </style:style>
    <style:style style:name="T3" style:family="text">
      <style:text-properties officeooo:rsid="001f884c"/>
    </style:style>
    <style:style style:name="T4" style:family="text">
      <style:text-properties officeooo:rsid="0023a775"/>
    </style:style>
    <style:style style:name="T5" style:family="text">
      <style:text-properties officeooo:rsid="00252812"/>
    </style:style>
    <style:style style:name="T6" style:family="text">
      <style:text-properties officeooo:rsid="0028bda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stowanie hybrydowych aplikacji mobilnych</text:p>
      <text:p text:style-name="P1"/>
      <text:p text:style-name="P2">Patryk Jażdżewski</text:p>
      <text:p text:style-name="P2"/>
      <text:p text:style-name="P2">1. Streszczenie</text:p>
      <text:p text:style-name="P3">Poniższa praca zawiera opis biblioteki „Ash” służącej do funkcjonalnego testowania hybrydowych aplikacji mobilnych stworzonych przy użyciu Adobe PhoneGap lub Apache Cordova. Ash pozwala na testowanie zachowania się aplikacji w różnorodnych realistycznych przypadkach, takich jak poruszanie się użytkownika, obrót ekranu i inne. Dzięki wykorzystaniu hybrydowego charakteru aplik<text:span text:style-name="T5">a</text:span>cji możliwa <text:span text:style-name="T5">jest</text:span> emulacja zachowania, co wpływa na większy realizm testów. <text:span text:style-name="T1">Innymi zaletami bliblioteki są elastyczna struktura testów, która ułatwia utrzymywanie testów oraz budowanie złożonych scenariuszy z prostych testów-kroków oraz możliwość wykorzystania asercji w aplikacji poza testami. <text:s/></text:span></text:p>
      <text:p text:style-name="P2"/>
      <text:p text:style-name="P2">2. Wprowadzenie</text:p>
      <text:p text:style-name="P5">{o aplik<text:span text:style-name="T4">a</text:span>cjach mobilnych}</text:p>
      <text:p text:style-name="P4"><text:tab/><text:span text:style-name="T2">Adobe PhoneGap oraz jej odpowiednik o otwartym źródle Apache Cordova, to dwie popularne biblioteki pozwalajace na tworzenie hybrydowych aplikacji mobilnych tj. aplikacji które łączą w sobie zalety aplikacji natywnych oraz aplikacji typu mobile web. Zasada działania tego typu aplikacji jest w założeniu prosta i polega na wykorzystaniu komponentów, które dalej nazywać będziemy WebView. Kontrolki te są dostępne na każdej nowoczesnej platoformie i pozwalają nam na wyświetalnie stron internetowych z wnętrza natywnych aplikacji mobilnych. </text:span></text:p>
      <text:p text:style-name="P12"><text:s/></text:p>
      <table:table table:name="native-hybrid-web" table:style-name="native-hybrid-web">
        <table:table-column table:style-name="native-hybrid-web.A" table:number-columns-repeated="3"/>
        <table:table-column table:style-name="native-hybrid-web.D"/>
        <table:table-header-rows>
          <table:table-row>
            <table:table-cell table:style-name="native-hybrid-web.A1" office:value-type="string">
              <text:p text:style-name="P6"/>
            </table:table-cell>
            <table:table-cell table:style-name="native-hybrid-web.A1" office:value-type="string">
              <text:p text:style-name="P7">Aplikacje natywne</text:p>
            </table:table-cell>
            <table:table-cell table:style-name="native-hybrid-web.A1" office:value-type="string">
              <text:p text:style-name="P7">Aplikacje hybrydowe</text:p>
            </table:table-cell>
            <table:table-cell table:style-name="native-hybrid-web.D1" office:value-type="string">
              <text:p text:style-name="P7">Aplikacje mobile web</text:p>
            </table:table-cell>
          </table:table-row>
        </table:table-header-rows>
        <table:table-row>
          <table:table-cell table:style-name="native-hybrid-web.A2" office:value-type="string">
            <text:p text:style-name="P10">Narzędzia</text:p>
          </table:table-cell>
          <table:table-cell table:style-name="native-hybrid-web.A2" office:value-type="string">
            <text:p text:style-name="P9"/>
          </table:table-cell>
          <table:table-cell table:style-name="native-hybrid-web.A2" office:value-type="string">
            <text:p text:style-name="P8"/>
          </table:table-cell>
          <table:table-cell table:style-name="native-hybrid-web.D2" office:value-type="string">
            <text:p text:style-name="P8"/>
          </table:table-cell>
        </table:table-row>
        <table:table-row>
          <table:table-cell table:style-name="native-hybrid-web.A2" office:value-type="string">
            <text:p text:style-name="P10">Instalacja</text:p>
          </table:table-cell>
          <table:table-cell table:style-name="native-hybrid-web.A2" office:value-type="string">
            <text:p text:style-name="P9"/>
          </table:table-cell>
          <table:table-cell table:style-name="native-hybrid-web.A2" office:value-type="string">
            <text:p text:style-name="P8"/>
          </table:table-cell>
          <table:table-cell table:style-name="native-hybrid-web.D2" office:value-type="string">
            <text:p text:style-name="P8"/>
          </table:table-cell>
        </table:table-row>
        <table:table-row>
          <table:table-cell table:style-name="native-hybrid-web.A2" office:value-type="string">
            <text:p text:style-name="P10">Wydajność</text:p>
          </table:table-cell>
          <table:table-cell table:style-name="native-hybrid-web.A2" office:value-type="string">
            <text:p text:style-name="P9"/>
          </table:table-cell>
          <table:table-cell table:style-name="native-hybrid-web.A2" office:value-type="string">
            <text:p text:style-name="P8"/>
          </table:table-cell>
          <table:table-cell table:style-name="native-hybrid-web.D2" office:value-type="string">
            <text:p text:style-name="P8"/>
          </table:table-cell>
        </table:table-row>
        <table:table-row>
          <table:table-cell table:style-name="native-hybrid-web.A5" office:value-type="string">
            <text:p text:style-name="P10">Możliwość monetyzacji</text:p>
          </table:table-cell>
          <table:table-cell table:style-name="native-hybrid-web.A2" office:value-type="string">
            <text:p text:style-name="P9"/>
          </table:table-cell>
          <table:table-cell table:style-name="native-hybrid-web.A2" office:value-type="string">
            <text:p text:style-name="P8"/>
          </table:table-cell>
          <table:table-cell table:style-name="native-hybrid-web.D2" office:value-type="string">
            <text:p text:style-name="P8"/>
          </table:table-cell>
        </table:table-row>
        <table:table-row>
          <table:table-cell table:style-name="native-hybrid-web.A5" office:value-type="string">
            <text:p text:style-name="P11">Dostęp do urządzenia</text:p>
          </table:table-cell>
          <table:table-cell table:style-name="native-hybrid-web.A2" office:value-type="string">
            <text:p text:style-name="P9"/>
          </table:table-cell>
          <table:table-cell table:style-name="native-hybrid-web.A2" office:value-type="string">
            <text:p text:style-name="P8"/>
          </table:table-cell>
          <table:table-cell table:style-name="native-hybrid-web.D2" office:value-type="string">
            <text:p text:style-name="P8"/>
          </table:table-cell>
        </table:table-row>
      </table:table>
      <text:p text:style-name="P3"/>
      <text:p text:style-name="P13">Dzięki temu, że do tworzenia aplikacji hybrydowych wykorzystywane są technologie znane z zastosowań intenetowych, koszt tworzenia aplikacji i czas dostarczenia gotowego rozwiązania na rynek są znacznie zredukowane. <text:span text:style-name="T3">Aplikacje tego typu są też <text:s/>z założenia wieloplatformowe. Używając PhoneGap z tego samego kodu źródłowego możemy stworzyć aplikacje na platformę Android, iOS, Blackberry, WebOS, Windows Phone, Symbiana i Bada.</text:span> Dodatkowo <text:span text:style-name="T3">popularność narzędzi internetowych ułatwia znalezienie właściwych programistów. </text:span></text:p>
      <text:p text:style-name="P14"><text:soft-page-break/>{wady podejścia hybrydowego}</text:p>
      <text:p text:style-name="P13"><text:span text:style-name="T3">Największymi wadami podejścia hybrydowego są słabsza wydajność, błędy pojawiające się tylko na określonych urządzeniach oraz różnorodne oczekiwania użytkowników różnych platform. Użytkownik instalując aplikację hybrydową jak natywną spodziewa się, że będzie ona działać niczym natywna. Tymczasem dodatkowy narzut hybrydy, często w połączeniu z niechlujnie przygotowaną i nie zoptymalizowaną aplikacją, prowadzi do mniej responsywnego interfejsu użytkownika i w konskewencji do frustracji użytkownika. Częstym problemem przy tworzeniu aplikacji mobilnych są błędy pojawiające się tylko na określonych urządzeniach. Przy podejściu hybrydowym problem jest o tyle bardziej widoczny, że najczęściej tworzymy kod nie tylko pod jedną platformę, tak jak ma to miejsce przy podejściu natywnym, ale pod wiele. Trzecim problemem hybryd jest kwestia tworzenia interfejsu użytkownika. Dostawcy systemów operacyjnych dla urządzeń mobilnych publikują zalecenia, co do tego jak powinien wyglądać interfejs aplikacji działającej pod danym systemem. Zalecenia te są specyficzne dla platformy i często wzajemnie się wykluczają. Przygotowanie jednej szaty graficznej i jednego interfejsu może zostać źle odebrane przez użytkowników spodziewających się wyglądu dostosowanego do platformy. Niestety stworzenie kilku wersji interfejsu jest dużo bardziej pracochłonne i skomplikowane, niweczy także podstawową zaletę apliakcji hybrydowych – przenośność.</text:span></text:p>
      <text:p text:style-name="P15">{propozycje rozwiązania <text:span text:style-name="T5">problemów</text:span>}</text:p>
      <text:p text:style-name="P17">Ash ma za zadanie pomóc rozwiązać problemy zwiąne z wydajnością aplikacji oraz z błędami pojawiającymi się tylko na określonych konfiguracjach sprzętowych. Aby zapewnić wysoką <text:s/>wydajność działania aplikacji konieczny jest rygor w tworzeniu wydajnego oprogramowania oraz możliwość testowania jej w sytuacjach które mogę uwydatnić problemy z wydajnością. <text:span text:style-name="T6">Dzięki funkcyjnemu podejściu do testowania oprogramowania Ash pozwala na zbieranie informacji o responsywności interfejsu oraz realistycznie symulować scenariusze dużego obciążenia. Programista korzystający z Ash ma możliwość zdefiniowania w scenariuszach maksymalnego czasu przebeigu testu, jeśli test nie zakończy się w założonym czasie test nie powiedzie się. Niska responsywność interfejsu traktowana jest na równi z błędami logiki czy prezentacji. Wymusza to na twórcy zadbanie o szybkość reakcji interfejsu. Ash oferuje także możliwość chwilowego wyłączenia lub opóźnienia dostępu do sieci. Sytuacje w których dostępność do internetu jest ograniczona są dość częste, jednak niewiele aplikacji jest pisana biorąc to pod uwagę, jeszcze mniej jest testowana pod tym kątem. Bardzo często problemy z dotępem objawiają się kiepską wydajnością interfejsu lub długimi przestojami na ekranach ładowania. Ash pozwala twórcom świadomie zmierzyć się z tym problemem. Ash wyposażony jest w mechanizmy pozwalajace na łatwe uruchomienie na aplikacji na wielu urządzeniach naraz, fizycznych jak i wirtualnych, także w zdalnych lokalizacjach. Sprawia to, że użytkownicy są mają możliwość masowego uruchamiania testów na wszystkich dostępnych im urządzeniach oraz są bardziej skłonni skorzystać z testów w czaseie swojej pracy. Możliwość zdalnego uruchomienia testów daje możliwość stworzenia rozproszonej bazy urządzeń, co pozwoli na testowanie także nietypowych konfiguracji. </text:span></text:p>
      <text:p text:style-name="P16"><text:soft-page-break/>{dlaczego phonegap, <text:span text:style-name="T6">phonegap vs cordova</text:span>}</text:p>
      <text:p text:style-name="P18">Jako bazę do implementacji wybrałem Apache Cordova. Apache Cordova jest to wersja PhoneGap, którą korporacja Adobe (właściel praw do PhoneGap) udostępniła fundacji Apache. Od tego momentu ten wariant technologii udostępniany jest zasadzie otwartego źródła. Pomimo tego oba projekty są niemal identyczne, a jedyna różnica faktyczna różnica między nimi jest natury prawnej. Głównym powodem wyboru tej technologii jest spory udziała w rynku hybrydowych aplikacji mobilnych, dynamizm rozwoju oraz liczna społeczność.</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pl" fo:country="PL"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pl" fo:country="PL"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fk </meta:initial-creator>
    <meta:creation-date>2014-01-11T10:28:15.012457375</meta:creation-date>
    <dc:date>2014-03-04T23:26:47.245417016</dc:date>
    <dc:creator>jfk </dc:creator>
    <meta:editing-duration>PT2H48M58S</meta:editing-duration>
    <meta:editing-cycles>17</meta:editing-cycles>
    <meta:generator>LibreOffice/4.1.3.2$Linux_X86_64 LibreOffice_project/410m0$Build-2</meta:generator>
    <meta:document-statistic meta:table-count="1" meta:image-count="0" meta:object-count="0" meta:page-count="3" meta:paragraph-count="23" meta:word-count="747" meta:character-count="5830" meta:non-whitespace-character-count="5095"/>
  </office:meta>
</office:document-meta>
</file>